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0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21.svm" manifest:media-type=""/>
  <manifest:file-entry manifest:full-path="Pictures/TablePreview19.svm" manifest:media-type=""/>
  <manifest:file-entry manifest:full-path="Pictures/TablePreview1.svm" manifest:media-type=""/>
  <manifest:file-entry manifest:full-path="Pictures/TablePreview22.svm" manifest:media-type=""/>
  <manifest:file-entry manifest:full-path="Pictures/TablePreview2.svm" manifest:media-type=""/>
  <manifest:file-entry manifest:full-path="Pictures/TablePreview23.svm" manifest:media-type=""/>
  <manifest:file-entry manifest:full-path="Pictures/TablePreview3.svm" manifest:media-type=""/>
  <manifest:file-entry manifest:full-path="Pictures/TablePreview24.svm" manifest:media-type=""/>
  <manifest:file-entry manifest:full-path="Pictures/TablePreview4.svm" manifest:media-type=""/>
  <manifest:file-entry manifest:full-path="Pictures/TablePreview25.svm" manifest:media-type=""/>
  <manifest:file-entry manifest:full-path="Pictures/TablePreview5.svm" manifest:media-type=""/>
  <manifest:file-entry manifest:full-path="Pictures/TablePreview26.svm" manifest:media-type=""/>
  <manifest:file-entry manifest:full-path="Pictures/TablePreview6.svm" manifest:media-type=""/>
  <manifest:file-entry manifest:full-path="Pictures/TablePreview27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28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29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9cm" fo:min-width="0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co1" style:family="table-column">
      <style:table-column-properties style:column-width="6.476cm" style:use-optimal-column-width="false"/>
    </style:style>
    <style:style style:name="co2" style:family="table-column">
      <style:table-column-properties style:column-width="6.477cm" style:use-optimal-column-width="false"/>
    </style:style>
    <style:style style:name="co3" style:family="table-column">
      <style:table-column-properties style:column-width="2.856cm" style:use-optimal-column-width="false"/>
    </style:style>
    <style:style style:name="co4" style:family="table-column">
      <style:table-column-properties style:column-width="3.497cm" style:use-optimal-column-width="false"/>
    </style:style>
    <style:style style:name="co5" style:family="table-column">
      <style:table-column-properties style:column-width="4.225cm" style:use-optimal-column-width="false"/>
    </style:style>
    <style:style style:name="co6" style:family="table-column">
      <style:table-column-properties style:column-width="4.317cm" style:use-optimal-column-width="false"/>
    </style:style>
    <style:style style:name="co7" style:family="table-column">
      <style:table-column-properties style:column-width="5.381cm" style:use-optimal-column-width="false"/>
    </style:style>
    <style:style style:name="co8" style:family="table-column">
      <style:table-column-properties style:column-width="6.087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616cm" style:use-optimal-row-height="false"/>
    </style:style>
    <style:style style:name="ro3" style:family="table-row">
      <style:table-row-properties style:row-height="1.615cm" style:use-optimal-row-height="false"/>
    </style:style>
    <style:style style:name="ce1" style:family="table-cell">
      <style:text-properties fo:background-color="#ffff00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="none" draw:fill-color="#ffffff"/>
    </style:style>
    <style:style style:name="P5" style:family="paragraph">
      <style:text-properties fo:background-color="#ffff00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background-color="#ffff0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Hacker Rank | Interview Preparation Kit | Count Triplets | Jav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Hacker Rank | Interview Preparation Kit | Count Triplets | Java</text:span></text:p>
          </draw:text-box>
        </draw:frame>
        <draw:frame draw:style-name="standard" draw:layer="layout" svg:width="25.904cm" svg:height="0.971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711cm" svg:height="8.078cm" svg:x="1.413cm" svg:y="6.985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gray3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  <table:table-row table:style-name="ro3" table:default-cell-style-name="gray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711cm" svg:height="8.078cm" svg:x="21.499cm" svg:y="7.041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gray3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  <table:table-row table:style-name="ro3" table:default-cell-style-name="gray1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.855cm" svg:height="1.615cm" svg:x="1.415cm" svg:y="6.98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gray3"/>
            </table:table-row>
          </table:table>
          <draw:image xlink:href="Pictures/TablePreview4.svm" xlink:type="simple" xlink:show="embed" xlink:actuate="onLoad"/>
        </draw:frame>
        <draw:frame draw:style-name="gr2" draw:text-style-name="P4" draw:layer="layout" svg:width="3.665cm" svg:height="1.673cm" svg:x="1.415cm" svg:y="5.715cm">
          <draw:text-box>
            <text:p>LeftMap</text:p>
            <text:p/>
          </draw:text-box>
        </draw:frame>
        <draw:frame draw:style-name="gr2" draw:text-style-name="P4" draw:layer="layout" svg:width="3.665cm" svg:height="1.673cm" svg:x="21.499cm" svg:y="5.368cm">
          <draw:text-box>
            <text:p>RightMap</text:p>
            <text:p/>
          </draw:text-box>
        </draw:frame>
        <draw:frame draw:style-name="gr3" draw:text-style-name="P4" draw:layer="layout" svg:width="6.35cm" svg:height="1.673cm" svg:x="8.255cm" svg:y="7.217cm">
          <draw:text-box>
            <text:p>countLeft =</text:p>
            <text:p/>
          </draw:text-box>
        </draw:frame>
        <draw:frame draw:style-name="gr3" draw:text-style-name="P4" draw:layer="layout" svg:width="6.35cm" svg:height="1.673cm" svg:x="8.255cm" svg:y="8.891cm">
          <draw:text-box>
            <text:p>countRight =</text:p>
            <text:p/>
          </draw:text-box>
        </draw:frame>
        <draw:frame draw:style-name="gr3" draw:text-style-name="P4" draw:layer="layout" svg:width="6.35cm" svg:height="1.673cm" svg:x="8.255cm" svg:y="10.392cm">
          <draw:text-box>
            <text:p>count =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Hacker Rank | Interview Preparation Kit | Count Triplets | Java</text:span></text:p>
          </draw:text-box>
        </draw:frame>
        <draw:frame draw:style-name="standard" draw:layer="layout" svg:width="25.904cm" svg:height="0.971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4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711cm" svg:height="8.078cm" svg:x="1.413cm" svg:y="6.985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gray3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  <table:table-row table:style-name="ro3" table:default-cell-style-name="gray1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711cm" svg:height="8.078cm" svg:x="21.499cm" svg:y="7.041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gray3">
              <table:table-cell/>
              <table:table-cell/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2</text:p>
              </table:table-cell>
            </table:table-row>
            <table:table-row table:style-name="ro2" table:default-cell-style-name="gray2">
              <table:table-cell>
                <text:p>4</text:p>
              </table:table-cell>
              <table:table-cell>
                <text:p>1</text:p>
              </table:table-cell>
            </table:table-row>
            <table:table-row table:style-name="ro3" table:default-cell-style-name="gray1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.855cm" svg:height="1.615cm" svg:x="1.415cm" svg:y="6.98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gray3"/>
            </table:table-row>
          </table:table>
          <draw:image xlink:href="Pictures/TablePreview8.svm" xlink:type="simple" xlink:show="embed" xlink:actuate="onLoad"/>
        </draw:frame>
        <draw:frame draw:style-name="gr2" draw:text-style-name="P4" draw:layer="layout" svg:width="3.665cm" svg:height="1.673cm" svg:x="1.415cm" svg:y="5.715cm">
          <draw:text-box>
            <text:p>LeftMap</text:p>
            <text:p/>
          </draw:text-box>
        </draw:frame>
        <draw:frame draw:style-name="gr2" draw:text-style-name="P4" draw:layer="layout" svg:width="3.665cm" svg:height="1.673cm" svg:x="21.499cm" svg:y="5.368cm">
          <draw:text-box>
            <text:p>RightMap</text:p>
            <text:p/>
          </draw:text-box>
        </draw:frame>
        <draw:frame draw:style-name="gr3" draw:text-style-name="P4" draw:layer="layout" svg:width="6.35cm" svg:height="1.673cm" svg:x="8.255cm" svg:y="7.217cm">
          <draw:text-box>
            <text:p>countLeft =</text:p>
            <text:p/>
          </draw:text-box>
        </draw:frame>
        <draw:frame draw:style-name="gr3" draw:text-style-name="P4" draw:layer="layout" svg:width="6.35cm" svg:height="1.673cm" svg:x="8.255cm" svg:y="8.891cm">
          <draw:text-box>
            <text:p>countRight =</text:p>
            <text:p/>
          </draw:text-box>
        </draw:frame>
        <draw:frame draw:style-name="gr3" draw:text-style-name="P4" draw:layer="layout" svg:width="6.35cm" svg:height="1.673cm" svg:x="8.255cm" svg:y="10.392cm">
          <draw:text-box>
            <text:p>count =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Hacker Rank | Interview Preparation Kit | Count Triplets | Java</text:span></text:p>
          </draw:text-box>
        </draw:frame>
        <draw:frame draw:style-name="standard" draw:layer="layout" svg:width="25.904cm" svg:height="0.971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 table:style-name="ce1">
                <text:p text:style-name="P5"><text:span text:style-name="T2">1</text:span>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4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5.711cm" svg:height="8.146cm" svg:x="1.413cm" svg:y="6.985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gray3">
              <table:table-cell/>
              <table:table-cell/>
            </table:table-row>
            <table:table-row table:style-name="ro2" table:default-cell-style-name="ce1">
              <table:table-cell>
                <text:p text:style-name="P5"><text:span text:style-name="T2">1</text:span></text:p>
              </table:table-cell>
              <table:table-cell>
                <text:p text:style-name="P5"><text:span text:style-name="T2">1</text:span></text:p>
              </table:table-cell>
            </table:table-row>
            <table:table-row table:style-name="ro2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  <table:table-row table:style-name="ro3" table:default-cell-style-name="gray1">
              <table:table-cell>
                <text:p/>
                <text:p/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711cm" svg:height="8.078cm" svg:x="21.499cm" svg:y="7.041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gray3">
              <table:table-cell/>
              <table:table-cell/>
            </table:table-row>
            <table:table-row table:style-name="ro2">
              <table:table-cell table:style-name="gray2">
                <text:p>1</text:p>
              </table:table-cell>
              <table:table-cell table:style-name="ce1">
                <text:p text:style-name="P5"><text:span text:style-name="T2">0</text:span>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2</text:p>
              </table:table-cell>
            </table:table-row>
            <table:table-row table:style-name="ro2" table:default-cell-style-name="gray2">
              <table:table-cell>
                <text:p>4</text:p>
              </table:table-cell>
              <table:table-cell>
                <text:p>1</text:p>
              </table:table-cell>
            </table:table-row>
            <table:table-row table:style-name="ro3" table:default-cell-style-name="gray1"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2.855cm" svg:height="1.615cm" svg:x="1.415cm" svg:y="6.98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gray3"/>
            </table:table-row>
          </table:table>
          <draw:image xlink:href="Pictures/TablePreview12.svm" xlink:type="simple" xlink:show="embed" xlink:actuate="onLoad"/>
        </draw:frame>
        <draw:frame draw:style-name="gr2" draw:text-style-name="P4" draw:layer="layout" svg:width="3.665cm" svg:height="1.673cm" svg:x="1.415cm" svg:y="5.715cm">
          <draw:text-box>
            <text:p>LeftMap</text:p>
            <text:p/>
          </draw:text-box>
        </draw:frame>
        <draw:frame draw:style-name="gr2" draw:text-style-name="P4" draw:layer="layout" svg:width="3.665cm" svg:height="1.673cm" svg:x="21.499cm" svg:y="5.368cm">
          <draw:text-box>
            <text:p>RightMap</text:p>
            <text:p/>
          </draw:text-box>
        </draw:frame>
        <draw:frame draw:style-name="gr3" draw:text-style-name="P4" draw:layer="layout" svg:width="6.35cm" svg:height="2.384cm" svg:x="8.255cm" svg:y="7.217cm">
          <draw:text-box>
            <text:p>CountLeft = 0</text:p>
            <text:p/>
            <text:p/>
          </draw:text-box>
        </draw:frame>
        <draw:frame draw:style-name="gr3" draw:text-style-name="P4" draw:layer="layout" svg:width="6.35cm" svg:height="2.384cm" svg:x="8.255cm" svg:y="8.891cm">
          <draw:text-box>
            <text:p>CountRight = 2</text:p>
            <text:p/>
            <text:p/>
          </draw:text-box>
        </draw:frame>
        <draw:frame draw:style-name="gr3" draw:text-style-name="P4" draw:layer="layout" svg:width="6.35cm" svg:height="1.673cm" svg:x="8.255cm" svg:y="10.392cm">
          <draw:text-box>
            <text:p>Count = 0*2 = 0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Hacker Rank | Interview Preparation Kit | Count Triplets | Java</text:span></text:p>
          </draw:text-box>
        </draw:frame>
        <draw:frame draw:style-name="standard" draw:layer="layout" svg:width="25.904cm" svg:height="0.971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 table:style-name="ce1">
                <text:p text:style-name="P5"><text:span text:style-name="T2">2</text:span></text:p>
              </table:table-cell>
              <table:table-cell>
                <text:p>2</text:p>
              </table:table-cell>
              <table:table-cell>
                <text:p>4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5.711cm" svg:height="8.145cm" svg:x="1.413cm" svg:y="6.985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gray3">
              <table:table-cell/>
              <table:table-cell/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 text:style-name="P5"><text:span text:style-name="T2">2</text:span></text:p>
              </table:table-cell>
              <table:table-cell>
                <text:p text:style-name="P5"><text:span text:style-name="T2">1</text:span></text:p>
              </table:table-cell>
            </table:table-row>
            <table:table-row table:style-name="ro2" table:default-cell-style-name="gray2">
              <table:table-cell>
                <text:p><text:span text:style-name="T3">a/r</text:span> a <text:span text:style-name="T3">a*r</text:span></text:p>
                <text:p><text:span text:style-name="T4"><text:s/></text:span><text:span text:style-name="T4">1 <text:s/></text:span>2<text:span text:style-name="T4"> 4</text:span></text:p>
              </table:table-cell>
              <table:table-cell/>
            </table:table-row>
            <table:table-row table:style-name="ro3" table:default-cell-style-name="gray1"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5.711cm" svg:height="8.078cm" svg:x="21.499cm" svg:y="7.041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gray3">
              <table:table-cell/>
              <table:table-cell/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2">
              <table:table-cell table:style-name="gray1">
                <text:p>2</text:p>
              </table:table-cell>
              <table:table-cell table:style-name="ce1">
                <text:p text:style-name="P5"><text:span text:style-name="T2">1</text:span></text:p>
              </table:table-cell>
            </table:table-row>
            <table:table-row table:style-name="ro2" table:default-cell-style-name="gray2">
              <table:table-cell>
                <text:p>4</text:p>
              </table:table-cell>
              <table:table-cell>
                <text:p>1</text:p>
              </table:table-cell>
            </table:table-row>
            <table:table-row table:style-name="ro3" table:default-cell-style-name="gray1"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2.855cm" svg:height="1.615cm" svg:x="1.415cm" svg:y="6.98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gray3"/>
            </table:table-row>
          </table:table>
          <draw:image xlink:href="Pictures/TablePreview16.svm" xlink:type="simple" xlink:show="embed" xlink:actuate="onLoad"/>
        </draw:frame>
        <draw:frame draw:style-name="gr2" draw:text-style-name="P4" draw:layer="layout" svg:width="3.665cm" svg:height="1.673cm" svg:x="1.415cm" svg:y="5.715cm">
          <draw:text-box>
            <text:p>LeftMap</text:p>
            <text:p/>
          </draw:text-box>
        </draw:frame>
        <draw:frame draw:style-name="gr2" draw:text-style-name="P4" draw:layer="layout" svg:width="3.665cm" svg:height="1.673cm" svg:x="21.499cm" svg:y="5.368cm">
          <draw:text-box>
            <text:p>RightMap</text:p>
            <text:p/>
          </draw:text-box>
        </draw:frame>
        <draw:frame draw:style-name="gr3" draw:text-style-name="P4" draw:layer="layout" svg:width="6.35cm" svg:height="2.384cm" svg:x="8.255cm" svg:y="7.217cm">
          <draw:text-box>
            <text:p>CountLeft = 1</text:p>
            <text:p/>
            <text:p/>
          </draw:text-box>
        </draw:frame>
        <draw:frame draw:style-name="gr3" draw:text-style-name="P4" draw:layer="layout" svg:width="6.35cm" svg:height="2.384cm" svg:x="8.255cm" svg:y="8.891cm">
          <draw:text-box>
            <text:p>CountRight = 1</text:p>
            <text:p/>
            <text:p/>
          </draw:text-box>
        </draw:frame>
        <draw:frame draw:style-name="gr3" draw:text-style-name="P4" draw:layer="layout" svg:width="6.35cm" svg:height="1.673cm" svg:x="8.355cm" svg:y="10.392cm">
          <draw:text-box>
            <text:p>Count = 0 + 1*1 = 1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Hacker Rank | Interview Preparation Kit | Count Triplets | Java</text:span></text:p>
          </draw:text-box>
        </draw:frame>
        <draw:frame draw:style-name="standard" draw:layer="layout" svg:width="23.506cm" svg:height="0.971cm" svg:x="1.397cm" svg:y="3.84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1</text:p>
              </table:table-cell>
              <table:table-cell table:style-name="ce1">
                <text:p text:style-name="P5"><text:span text:style-name="T2">2</text:span>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list text:style-name="L2">
                  <text:list-header>
                    <text:p>&lt;4&gt;</text:p>
                  </text:list-header>
                </text:list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5.711cm" svg:height="8.078cm" svg:x="1.413cm" svg:y="6.985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gray3">
              <table:table-cell/>
              <table:table-cell/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 text:style-name="P5"><text:span text:style-name="T2">2</text:span></text:p>
              </table:table-cell>
              <table:table-cell>
                <text:p text:style-name="P5"><text:span text:style-name="T2">1</text:span></text:p>
              </table:table-cell>
            </table:table-row>
            <table:table-row table:style-name="ro2" table:default-cell-style-name="gray2">
              <table:table-cell/>
              <table:table-cell/>
            </table:table-row>
            <table:table-row table:style-name="ro3" table:default-cell-style-name="gray1"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5.711cm" svg:height="8.078cm" svg:x="21.499cm" svg:y="7.041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gray3">
              <table:table-cell/>
              <table:table-cell/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2">
              <table:table-cell table:style-name="gray1">
                <text:p>2</text:p>
              </table:table-cell>
              <table:table-cell table:style-name="ce1">
                <text:p text:style-name="P5"><text:span text:style-name="T2">&lt;2&gt;</text:span></text:p>
              </table:table-cell>
            </table:table-row>
            <table:table-row table:style-name="ro2" table:default-cell-style-name="gray2">
              <table:table-cell>
                <text:p>4</text:p>
              </table:table-cell>
              <table:table-cell>
                <text:p>1</text:p>
              </table:table-cell>
            </table:table-row>
            <table:table-row table:style-name="ro3" table:default-cell-style-name="gray1"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2.855cm" svg:height="1.615cm" svg:x="1.415cm" svg:y="6.98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gray3"/>
            </table:table-row>
          </table:table>
          <draw:image xlink:href="Pictures/TablePreview20.svm" xlink:type="simple" xlink:show="embed" xlink:actuate="onLoad"/>
        </draw:frame>
        <draw:frame draw:style-name="gr2" draw:text-style-name="P4" draw:layer="layout" svg:width="3.665cm" svg:height="1.673cm" svg:x="1.415cm" svg:y="5.715cm">
          <draw:text-box>
            <text:p>LeftMap</text:p>
            <text:p/>
          </draw:text-box>
        </draw:frame>
        <draw:frame draw:style-name="gr2" draw:text-style-name="P4" draw:layer="layout" svg:width="3.665cm" svg:height="1.673cm" svg:x="21.499cm" svg:y="5.368cm">
          <draw:text-box>
            <text:p>RightMap</text:p>
            <text:p/>
          </draw:text-box>
        </draw:frame>
        <draw:frame draw:style-name="gr3" draw:text-style-name="P4" draw:layer="layout" svg:width="6.35cm" svg:height="2.384cm" svg:x="8.255cm" svg:y="7.217cm">
          <draw:text-box>
            <text:p>CountLeft = 1</text:p>
            <text:p/>
            <text:p/>
          </draw:text-box>
        </draw:frame>
        <draw:frame draw:style-name="gr4" draw:text-style-name="P4" draw:layer="layout" svg:width="6.35cm" svg:height="2.384cm" svg:x="8.255cm" svg:y="8.891cm">
          <draw:text-box>
            <text:p>CountRight = 2</text:p>
            <text:p/>
            <text:p/>
          </draw:text-box>
        </draw:frame>
        <draw:frame draw:style-name="gr3" draw:text-style-name="P4" draw:layer="layout" svg:width="6.35cm" svg:height="1.673cm" svg:x="8.355cm" svg:y="10.392cm">
          <draw:text-box>
            <text:p>Count = 0 + 1*2 = 2</text:p>
            <text:p/>
          </draw:text-box>
        </draw:frame>
        <draw:frame draw:style-name="standard" draw:layer="layout" svg:width="23.506cm" svg:height="0.971cm" svg:x="1.349cm" svg:y="2.44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list text:style-name="L2">
                  <text:list-header>
                    <text:p>4</text:p>
                  </text:list-header>
                </text:list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Hacker Rank | Interview Preparation Kit | Count Triplets | Java</text:span></text:p>
          </draw:text-box>
        </draw:frame>
        <draw:frame draw:style-name="standard" draw:layer="layout" svg:width="25.904cm" svg:height="0.971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2</text:p>
              </table:table-cell>
              <table:table-cell table:style-name="ce1">
                <text:p text:style-name="P5"><text:span text:style-name="T2">2</text:span></text:p>
              </table:table-cell>
              <table:table-cell>
                <text:p>4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5.711cm" svg:height="8.078cm" svg:x="1.413cm" svg:y="6.985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gray3">
              <table:table-cell/>
              <table:table-cell/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2">
              <table:table-cell table:style-name="gray1">
                <text:p>2</text:p>
              </table:table-cell>
              <table:table-cell table:style-name="ce1">
                <text:p text:style-name="P5"><text:span text:style-name="T2">2</text:span></text:p>
              </table:table-cell>
            </table:table-row>
            <table:table-row table:style-name="ro2" table:default-cell-style-name="gray2">
              <table:table-cell/>
              <table:table-cell/>
            </table:table-row>
            <table:table-row table:style-name="ro3" table:default-cell-style-name="gray1"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5.711cm" svg:height="8.078cm" svg:x="21.499cm" svg:y="7.041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gray3">
              <table:table-cell/>
              <table:table-cell/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2">
              <table:table-cell table:style-name="gray1">
                <text:p>2</text:p>
              </table:table-cell>
              <table:table-cell table:style-name="ce1">
                <text:p text:style-name="P5"><text:span text:style-name="T2">0</text:span></text:p>
              </table:table-cell>
            </table:table-row>
            <table:table-row table:style-name="ro2" table:default-cell-style-name="gray2">
              <table:table-cell>
                <text:p>4</text:p>
              </table:table-cell>
              <table:table-cell>
                <text:p>1</text:p>
              </table:table-cell>
            </table:table-row>
            <table:table-row table:style-name="ro3" table:default-cell-style-name="gray1"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2.855cm" svg:height="1.615cm" svg:x="1.415cm" svg:y="6.98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gray3"/>
            </table:table-row>
          </table:table>
          <draw:image xlink:href="Pictures/TablePreview25.svm" xlink:type="simple" xlink:show="embed" xlink:actuate="onLoad"/>
        </draw:frame>
        <draw:frame draw:style-name="gr2" draw:text-style-name="P4" draw:layer="layout" svg:width="3.665cm" svg:height="1.673cm" svg:x="1.415cm" svg:y="5.715cm">
          <draw:text-box>
            <text:p>LeftMap</text:p>
            <text:p/>
          </draw:text-box>
        </draw:frame>
        <draw:frame draw:style-name="gr2" draw:text-style-name="P4" draw:layer="layout" svg:width="3.665cm" svg:height="1.673cm" svg:x="21.499cm" svg:y="5.368cm">
          <draw:text-box>
            <text:p>RightMap</text:p>
            <text:p/>
          </draw:text-box>
        </draw:frame>
        <draw:frame draw:style-name="gr3" draw:text-style-name="P4" draw:layer="layout" svg:width="6.35cm" svg:height="2.384cm" svg:x="8.255cm" svg:y="7.217cm">
          <draw:text-box>
            <text:p>CountLeft = 1</text:p>
            <text:p/>
            <text:p/>
          </draw:text-box>
        </draw:frame>
        <draw:frame draw:style-name="gr3" draw:text-style-name="P4" draw:layer="layout" svg:width="6.35cm" svg:height="2.384cm" svg:x="8.255cm" svg:y="8.891cm">
          <draw:text-box>
            <text:p>CountRight = 1</text:p>
            <text:p/>
            <text:p/>
          </draw:text-box>
        </draw:frame>
        <draw:frame draw:style-name="gr3" draw:text-style-name="P4" draw:layer="layout" svg:width="6.35cm" svg:height="1.673cm" svg:x="8.355cm" svg:y="10.392cm">
          <draw:text-box>
            <text:p>Count = 1 + 1*1 = 2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Hacker </text:span><text:span text:style-name="T1">Rank | </text:span><text:span text:style-name="T1">Intervi</text:span><text:span text:style-name="T1">ew </text:span><text:span text:style-name="T1">Prepar</text:span><text:span text:style-name="T1">ation </text:span><text:span text:style-name="T1">Kit | </text:span><text:span text:style-name="T1">Count </text:span><text:span text:style-name="T1">Triplets </text:span><text:span text:style-name="T1">| Java</text:span></text:p>
          </draw:text-box>
        </draw:frame>
        <draw:frame draw:style-name="standard" draw:layer="layout" svg:width="25.904cm" svg:height="0.971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2</text:p>
              </table:table-cell>
              <table:table-cell>
                <text:p>2</text:p>
              </table:table-cell>
              <table:table-cell table:style-name="ce1">
                <text:p text:style-name="P5"><text:span text:style-name="T2">4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5.711cm" svg:height="8.078cm" svg:x="1.413cm" svg:y="6.985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gray3">
              <table:table-cell/>
              <table:table-cell/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2</text:p>
              </table:table-cell>
            </table:table-row>
            <table:table-row table:style-name="ro2" table:default-cell-style-name="ce1">
              <table:table-cell>
                <text:p text:style-name="P5"><text:span text:style-name="T2">4</text:span></text:p>
              </table:table-cell>
              <table:table-cell>
                <text:p text:style-name="P5"><text:span text:style-name="T2">1</text:span></text:p>
              </table:table-cell>
            </table:table-row>
            <table:table-row table:style-name="ro3" table:default-cell-style-name="gray1"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5.711cm" svg:height="8.078cm" svg:x="21.499cm" svg:y="7.041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gray3">
              <table:table-cell/>
              <table:table-cell/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0</text:p>
              </table:table-cell>
            </table:table-row>
            <table:table-row table:style-name="ro2">
              <table:table-cell table:style-name="gray2">
                <text:p>4</text:p>
              </table:table-cell>
              <table:table-cell table:style-name="ce1">
                <text:p text:style-name="P5"><text:span text:style-name="T2">0</text:span></text:p>
              </table:table-cell>
            </table:table-row>
            <table:table-row table:style-name="ro3" table:default-cell-style-name="gray1">
              <table:table-cell/>
              <table:table-cell/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2.855cm" svg:height="1.615cm" svg:x="1.415cm" svg:y="6.98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gray3"/>
            </table:table-row>
          </table:table>
          <draw:image xlink:href="Pictures/TablePreview29.svm" xlink:type="simple" xlink:show="embed" xlink:actuate="onLoad"/>
        </draw:frame>
        <draw:frame draw:style-name="gr2" draw:text-style-name="P4" draw:layer="layout" svg:width="3.665cm" svg:height="1.673cm" svg:x="1.415cm" svg:y="5.715cm">
          <draw:text-box>
            <text:p>LeftMap</text:p>
            <text:p/>
          </draw:text-box>
        </draw:frame>
        <draw:frame draw:style-name="gr2" draw:text-style-name="P4" draw:layer="layout" svg:width="3.665cm" svg:height="1.673cm" svg:x="21.499cm" svg:y="5.368cm">
          <draw:text-box>
            <text:p>RightMap</text:p>
            <text:p/>
          </draw:text-box>
        </draw:frame>
        <draw:frame draw:style-name="gr3" draw:text-style-name="P4" draw:layer="layout" svg:width="6.35cm" svg:height="2.384cm" svg:x="8.255cm" svg:y="7.217cm">
          <draw:text-box>
            <text:p>CountLeft = 1</text:p>
            <text:p/>
            <text:p/>
          </draw:text-box>
        </draw:frame>
        <draw:frame draw:style-name="gr3" draw:text-style-name="P4" draw:layer="layout" svg:width="6.35cm" svg:height="2.384cm" svg:x="8.255cm" svg:y="8.891cm">
          <draw:text-box>
            <text:p>CountRight = 0</text:p>
            <text:p/>
            <text:p/>
          </draw:text-box>
        </draw:frame>
        <draw:frame draw:style-name="gr3" draw:text-style-name="P4" draw:layer="layout" svg:width="6.35cm" svg:height="1.673cm" svg:x="8.355cm" svg:y="10.392cm">
          <draw:text-box>
            <text:p>Count = 2 + 2*0 = 2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7T14:26:09.744953789</meta:creation-date>
    <dc:date>2021-02-27T16:24:25.522554749</dc:date>
    <meta:editing-duration>PT47M49S</meta:editing-duration>
    <meta:editing-cycles>19</meta:editing-cycles>
    <meta:generator>LibreOffice/7.0.3.1$Linux_X86_64 LibreOffice_project/00$Build-1</meta:generator>
    <meta:document-statistic meta:object-count="109"/>
  </office:meta>
</office:document-meta>
</file>